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4">
      <style:text-properties officeooo:rsid="001dcbe4" officeooo:paragraph-rsid="002598cd"/>
    </style:style>
    <style:style style:name="P2" style:family="paragraph" style:parent-style-name="Text_20_body" style:list-style-name="L4">
      <style:text-properties officeooo:rsid="001f7812" officeooo:paragraph-rsid="002598cd"/>
    </style:style>
    <style:style style:name="P3" style:family="paragraph" style:parent-style-name="Text_20_body" style:list-style-name="L4">
      <style:text-properties officeooo:rsid="0021dda2" officeooo:paragraph-rsid="002598cd"/>
    </style:style>
    <style:style style:name="P4" style:family="paragraph" style:parent-style-name="Text_20_body" style:list-style-name="L4">
      <style:text-properties officeooo:rsid="002598cd" officeooo:paragraph-rsid="002598cd"/>
    </style:style>
    <style:style style:name="P5" style:family="paragraph" style:parent-style-name="Text_20_body">
      <style:text-properties officeooo:rsid="002863ba" officeooo:paragraph-rsid="002863ba"/>
    </style:style>
    <style:style style:name="P6" style:family="paragraph" style:parent-style-name="Text_20_body" style:list-style-name="L4">
      <style:text-properties officeooo:rsid="0029fcb6" officeooo:paragraph-rsid="0029fcb6"/>
    </style:style>
    <style:style style:name="P7" style:family="paragraph" style:parent-style-name="Text_20_body">
      <style:text-properties officeooo:rsid="002b74e0" officeooo:paragraph-rsid="002b74e0"/>
    </style:style>
    <style:style style:name="P8" style:family="paragraph" style:parent-style-name="Standard">
      <style:text-properties officeooo:rsid="001dcbe4" officeooo:paragraph-rsid="001dcbe4"/>
    </style:style>
    <style:style style:name="P9" style:family="paragraph" style:parent-style-name="Standard" style:list-style-name="L1">
      <style:text-properties officeooo:rsid="001dcbe4" officeooo:paragraph-rsid="001dcbe4"/>
    </style:style>
    <style:style style:name="P10" style:family="paragraph" style:parent-style-name="Standard">
      <style:text-properties officeooo:rsid="0029fcb6" officeooo:paragraph-rsid="0029fcb6"/>
    </style:style>
    <style:style style:name="P11" style:family="paragraph" style:parent-style-name="Heading_20_2">
      <style:text-properties officeooo:rsid="002863ba" officeooo:paragraph-rsid="002863ba"/>
    </style:style>
    <style:style style:name="P12" style:family="paragraph" style:parent-style-name="Footnote">
      <style:text-properties officeooo:rsid="002b74e0" officeooo:paragraph-rsid="002b74e0"/>
    </style:style>
    <style:style style:name="T1" style:family="text">
      <style:text-properties officeooo:rsid="001f7812"/>
    </style:style>
    <style:style style:name="T2" style:family="text">
      <style:text-properties fo:color="#000000" fo:background-color="#ff0000" loext:char-shading-value="0"/>
    </style:style>
    <style:style style:name="T3" style:family="text">
      <style:text-properties officeooo:rsid="002598cd"/>
    </style:style>
    <style:style style:name="T4" style:family="text">
      <style:text-properties officeooo:rsid="002863ba"/>
    </style:style>
    <style:style style:name="T5" style:family="text">
      <style:text-properties officeooo:rsid="0029fcb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D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D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DF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DF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DF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DF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DF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DF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DF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DF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 text:consecutive-numbering="true">
      <text:list-level-style-number text:level="1" style:num-prefix="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prefix="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F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" style:num-suffix="." style:num-format="1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F1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F1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1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1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1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1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1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1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1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1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F1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F1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1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1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1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1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1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1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1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1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PassButler</text:h>
      <text:p text:style-name="P8"/>
      <text:h text:style-name="Heading_20_3" text:outline-level="3">Teammitglieder</text:h>
      <text:list xml:id="list3134475250" text:style-name="L1">
        <text:list-item>
          <text:p text:style-name="P9">Schock, Dennis</text:p>
        </text:list-item>
        <text:list-item>
          <text:p text:style-name="P9">Kraus, Florian</text:p>
        </text:list-item>
      </text:list>
      <text:p text:style-name="P8"/>
      <text:h text:style-name="Heading_20_3" text:outline-level="3">Funktionalität</text:h>
      <text:p text:style-name="P5">PassButler ist eine Android-App, in welcher Passwörter und vertrauliche Daten, wie z.B. Kreditkartennummern, verschlüsselt gespeichert werden können. Der Zugriff auf die Daten ist durch eine starke Authentifizierung geschützt. Die Synchronisation zwischen mehreren Android-Geräten <text:span text:style-name="T5">ist möglich. </text:span></text:p>
      <text:p text:style-name="P8"/>
      <text:h text:style-name="Heading_20_3" text:outline-level="3">Detailfunktionalität</text:h>
      <text:list xml:id="list353751085" text:style-name="L4">
        <text:list-item>
          <text:p text:style-name="P1">Passwörter sicher speichern</text:p>
        </text:list-item>
        <text:list-item>
          <text:p text:style-name="P1">Passwörter generieren</text:p>
        </text:list-item>
        <text:list-item>
          <text:p text:style-name="P1">Vertrauliche Daten sicher speichern</text:p>
        </text:list-item>
        <text:list-item>
          <text:p text:style-name="P1">Daten zwischen <text:span text:style-name="T1">Android-</text:span>Geräten synchronisieren <text:span text:style-name="T4">(Bluetooth? Konflikte?)</text:span></text:p>
        </text:list-item>
        <text:list-item>
          <text:p text:style-name="P2">Multi<text:span text:style-name="T3">faktor-Authentifizierung (Passwort/Hardware-Token)</text:span></text:p>
        </text:list-item>
        <text:list-item>
          <text:p text:style-name="P3">Kopierfunktion von Benutzername/Passwort ohne sie in Klartext anzuzeigen (automatische Löschung aus Zwischenablage nach <text:span text:style-name="T2">x</text:span> Sekunden)</text:p>
        </text:list-item>
        <text:list-item>
          <text:p text:style-name="P6">Optional: Backup auf Computer</text:p>
        </text:list-item>
        <text:list-item>
          <text:p text:style-name="P2">Optional: Daten mit Computer synchronisieren/dort bearbeiten können</text:p>
        </text:list-item>
        <text:list-item>
          <text:p text:style-name="P4">Optional: Sicheres Befüllen von Feldern in Browser/Apps</text:p>
        </text:list-item>
      </text:list>
      <text:p text:style-name="P8"/>
      <text:h text:style-name="Heading_20_3" text:outline-level="3">Sicherheit</text:h>
      <text:p text:style-name="P7">Die drei Grundwerte der Informationssicherheit, die vom BSI festgelegt wurden<text:note text:id="ftn0" text:note-class="footnote"><text:note-citation>1</text:note-citation><text:note-body><text:p text:style-name="P12"><text:span text:style-name="T7">BSI</text:span><text:span text:style-name="T6">:</text:span> <text:span text:style-name="T7">Leitfaden</text:span> <text:span text:style-name="T7">Informationssicherheit</text:span><text:span text:style-name="T6">, </text:span><text:span text:style-name="T7">Februar 2012,</text:span><text:span text:style-name="T6"> </text:span><text:span text:style-name="T7">S.14f.</text:span></text:p></text:note-body></text:note></text:p>
      <text:h text:style-name="Heading_20_4" text:outline-level="4">Vertraulichkeit</text:h>
      <text:p text:style-name="Text_20_body"/>
      <text:h text:style-name="Heading_20_4" text:outline-level="4">Integrität</text:h>
      <text:h text:style-name="Heading_20_4" text:outline-level="4">Verfügbarkeit</text:h>
      <text:h text:style-name="Heading_20_4" text:outline-level="4">Authentizität</text:h>
      <text:p text:style-name="P8"/>
      <text:h text:style-name="Heading_20_3" text:outline-level="3"><text:soft-page-break/>Schnittstellen</text:h>
      <text:p text:style-name="P10">Schnittstellen zu anderen Aufgaben sind nicht vorhanden.</text:p>
      <text:h text:style-name="Heading_20_3" text:outline-level="3">Architektu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42:50.682000000</meta:creation-date>
    <dc:date>2017-10-17T16:48:19.009000000</dc:date>
    <meta:editing-duration>PT2M26S</meta:editing-duration>
    <meta:editing-cycles>1</meta:editing-cycles>
    <meta:document-statistic meta:table-count="0" meta:image-count="0" meta:object-count="0" meta:page-count="2" meta:paragraph-count="26" meta:word-count="134" meta:character-count="1178" meta:non-whitespace-character-count="1080"/>
    <meta:generator>LibreOffice/5.3.6.1$Windows_X86_64 LibreOffice_project/686f202eff87ef707079aeb7f485847613344eb7</meta:generator>
  </office:meta>
</office:document-meta>
</file>